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monospace" svg:font-family="monospace"/>
    <style:font-face style:name="sans-serif" svg:font-family="sans-serif"/>
  </office:font-face-decls>
  <office:automatic-styles>
    <style:style style:name="P1" style:family="paragraph" style:parent-style-name="Header">
      <style:text-properties officeooo:rsid="00356942" officeooo:paragraph-rsid="00356942"/>
    </style:style>
    <style:style style:name="P2" style:family="paragraph" style:parent-style-name="Standard">
      <style:paragraph-properties fo:text-align="center" style:justify-single-word="false"/>
      <style:text-properties style:font-name="FreeSans" officeooo:rsid="00199cec" officeooo:paragraph-rsid="00199cec"/>
    </style:style>
    <style:style style:name="P3" style:family="paragraph" style:parent-style-name="Standard">
      <style:paragraph-properties fo:text-align="start" style:justify-single-word="false"/>
      <style:text-properties style:font-name="FreeSans" style:text-underline-style="solid" style:text-underline-width="auto" style:text-underline-color="font-color" officeooo:rsid="00214601" officeooo:paragraph-rsid="0024698c"/>
    </style:style>
    <style:style style:name="P4" style:family="paragraph" style:parent-style-name="Standard">
      <style:paragraph-properties fo:text-align="start" style:justify-single-word="false"/>
      <style:text-properties style:font-name="FreeSans" style:text-underline-style="none" officeooo:rsid="00199cec" officeooo:paragraph-rsid="001b8a9b"/>
    </style:style>
    <style:style style:name="P5" style:family="paragraph" style:parent-style-name="Standard">
      <style:paragraph-properties fo:text-align="start" style:justify-single-word="false"/>
      <style:text-properties style:font-name="FreeSans" fo:font-style="normal" style:text-underline-style="solid" style:text-underline-width="auto" style:text-underline-color="font-color" officeooo:rsid="00297e59" officeooo:paragraph-rsid="002ec413" style:font-style-asian="normal" style:font-style-complex="normal"/>
    </style:style>
    <style:style style:name="P6" style:family="paragraph" style:parent-style-name="Standard">
      <style:paragraph-properties fo:text-align="start" style:justify-single-word="false"/>
      <style:text-properties officeooo:paragraph-rsid="002a2bf2"/>
    </style:style>
    <style:style style:name="P7" style:family="paragraph" style:parent-style-name="Standard">
      <style:paragraph-properties fo:text-align="start" style:justify-single-word="false"/>
      <style:text-properties officeooo:paragraph-rsid="00199cec"/>
    </style:style>
    <style:style style:name="P8" style:family="paragraph" style:parent-style-name="Standard">
      <style:paragraph-properties fo:text-align="start" style:justify-single-word="false"/>
      <style:text-properties officeooo:paragraph-rsid="00214601"/>
    </style:style>
    <style:style style:name="P9" style:family="paragraph" style:parent-style-name="Standard">
      <style:paragraph-properties fo:text-align="start" style:justify-single-word="false"/>
      <style:text-properties officeooo:paragraph-rsid="002c69d1"/>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376757" officeooo:paragraph-rsid="00376757"/>
    </style:style>
    <style:style style:name="P11" style:family="paragraph" style:parent-style-name="Standard">
      <style:paragraph-properties fo:text-align="start" style:justify-single-word="false"/>
      <style:text-properties officeooo:paragraph-rsid="00214601"/>
    </style:style>
    <style:style style:name="P12" style:family="paragraph" style:parent-style-name="Standard">
      <style:paragraph-properties fo:text-align="start" style:justify-single-word="false"/>
      <style:text-properties officeooo:paragraph-rsid="003d8615"/>
    </style:style>
    <style:style style:name="T1" style:family="text">
      <style:text-properties fo:font-style="italic" style:font-style-asian="italic" style:font-style-complex="italic"/>
    </style:style>
    <style:style style:name="T2" style:family="text">
      <style:text-properties fo:font-style="italic" officeooo:rsid="002fd195" style:font-style-asian="italic" style:font-style-complex="italic"/>
    </style:style>
    <style:style style:name="T3" style:family="text">
      <style:text-properties fo:font-style="italic" officeooo:rsid="00302a12"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officeooo:rsid="0024698c" style:font-style-asian="italic" style:font-style-complex="italic"/>
    </style:style>
    <style:style style:name="T6" style:family="text">
      <style:text-properties fo:font-style="italic" style:text-underline-style="none" officeooo:rsid="00248c43" style:font-style-asian="italic" style:font-style-complex="italic"/>
    </style:style>
    <style:style style:name="T7" style:family="text">
      <style:text-properties fo:font-style="italic" style:text-underline-style="none" officeooo:rsid="002609a9"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fd195" style:font-style-asian="normal" style:font-style-complex="normal"/>
    </style:style>
    <style:style style:name="T10" style:family="text">
      <style:text-properties fo:font-style="normal" officeooo:rsid="00302a12" style:font-style-asian="normal" style:font-style-complex="normal"/>
    </style:style>
    <style:style style:name="T11" style:family="text">
      <style:text-properties fo:font-style="normal" officeooo:rsid="0031d238" style:font-style-asian="normal" style:font-style-complex="normal"/>
    </style:style>
    <style:style style:name="T12" style:family="text">
      <style:text-properties fo:font-style="normal" officeooo:rsid="0032ef90" style:font-style-asian="normal" style:font-style-complex="normal"/>
    </style:style>
    <style:style style:name="T13" style:family="text">
      <style:text-properties fo:font-style="normal" officeooo:rsid="0038ae4c"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24698c" style:font-style-asian="normal" style:font-style-complex="normal"/>
    </style:style>
    <style:style style:name="T16" style:family="text">
      <style:text-properties fo:font-style="normal" style:text-underline-style="none" officeooo:rsid="00248c43" style:font-style-asian="normal" style:font-style-complex="normal"/>
    </style:style>
    <style:style style:name="T17" style:family="text">
      <style:text-properties fo:font-style="normal" style:text-underline-style="none" officeooo:rsid="002609a9" style:font-style-asian="normal" style:font-style-complex="normal"/>
    </style:style>
    <style:style style:name="T18" style:family="text">
      <style:text-properties fo:font-style="normal" style:text-underline-style="none" officeooo:rsid="0038ae4c" style:font-style-asian="normal" style:font-style-complex="normal"/>
    </style:style>
    <style:style style:name="T19" style:family="text">
      <style:text-properties style:font-name="FreeSans" fo:font-style="normal" style:text-underline-style="none" officeooo:rsid="002a2bf2" style:font-style-asian="normal" style:font-style-complex="normal"/>
    </style:style>
    <style:style style:name="T20" style:family="text">
      <style:text-properties style:font-name="FreeSans" fo:font-style="normal" style:text-underline-style="none" officeooo:rsid="002a3761" style:font-style-asian="normal" style:font-style-complex="normal"/>
    </style:style>
    <style:style style:name="T21" style:family="text">
      <style:text-properties style:font-name="FreeSans" fo:font-style="normal" style:text-underline-style="none" officeooo:rsid="002a7ed7" style:font-style-asian="normal" style:font-style-complex="normal"/>
    </style:style>
    <style:style style:name="T22" style:family="text">
      <style:text-properties style:font-name="FreeSans" fo:font-style="normal" style:text-underline-style="none" officeooo:rsid="002ad461" style:font-style-asian="normal" style:font-style-complex="normal"/>
    </style:style>
    <style:style style:name="T23" style:family="text">
      <style:text-properties style:font-name="FreeSans" fo:font-style="normal" style:text-underline-style="none" officeooo:rsid="002c5da1" style:font-style-asian="normal" style:font-style-complex="normal"/>
    </style:style>
    <style:style style:name="T24" style:family="text">
      <style:text-properties style:font-name="FreeSans" fo:font-style="normal" style:text-underline-style="none" officeooo:rsid="00199cec" style:font-style-asian="normal" style:font-style-complex="normal"/>
    </style:style>
    <style:style style:name="T25" style:family="text">
      <style:text-properties style:font-name="FreeSans" fo:font-style="normal" style:text-underline-style="none" officeooo:rsid="001afeba" style:font-style-asian="normal" style:font-style-complex="normal"/>
    </style:style>
    <style:style style:name="T26" style:family="text">
      <style:text-properties style:font-name="FreeSans" fo:font-style="normal" style:text-underline-style="none" officeooo:rsid="001f7afd" style:font-style-asian="normal" style:font-style-complex="normal"/>
    </style:style>
    <style:style style:name="T27" style:family="text">
      <style:text-properties style:font-name="FreeSans" fo:font-style="normal" style:text-underline-style="none" officeooo:rsid="001b8a9b" style:font-style-asian="normal" style:font-style-complex="normal"/>
    </style:style>
    <style:style style:name="T28" style:family="text">
      <style:text-properties style:font-name="FreeSans" fo:font-style="normal" style:text-underline-style="none" officeooo:rsid="001cd9ab" style:font-style-asian="normal" style:font-style-complex="normal"/>
    </style:style>
    <style:style style:name="T29" style:family="text">
      <style:text-properties style:font-name="FreeSans" fo:font-style="normal" style:text-underline-style="none" officeooo:rsid="001da572" style:font-style-asian="normal" style:font-style-complex="normal"/>
    </style:style>
    <style:style style:name="T30" style:family="text">
      <style:text-properties style:font-name="FreeSans" fo:font-style="normal" style:text-underline-style="none" officeooo:rsid="003935b9" style:font-style-asian="normal" style:font-style-complex="normal"/>
    </style:style>
    <style:style style:name="T31" style:family="text">
      <style:text-properties style:font-name="FreeSans" fo:font-style="normal" style:text-underline-style="none" officeooo:rsid="003d474c" style:font-style-asian="normal" style:font-style-complex="normal"/>
    </style:style>
    <style:style style:name="T32" style:family="text">
      <style:text-properties style:font-name="FreeSans" fo:font-style="normal" style:text-underline-style="none" officeooo:rsid="002f12f2" style:font-style-asian="normal" style:font-style-complex="normal"/>
    </style:style>
    <style:style style:name="T33" style:family="text">
      <style:text-properties style:font-name="FreeSans" fo:font-style="normal" style:text-underline-style="none" officeooo:rsid="002fd195" style:font-style-asian="normal" style:font-style-complex="normal"/>
    </style:style>
    <style:style style:name="T34" style:family="text">
      <style:text-properties style:font-name="FreeSans" fo:font-style="normal" style:text-underline-style="none" officeooo:rsid="00302a12" style:font-style-asian="normal" style:font-style-complex="normal"/>
    </style:style>
    <style:style style:name="T35" style:family="text">
      <style:text-properties style:font-name="FreeSans" fo:font-style="normal" style:text-underline-style="none" officeooo:rsid="0032ef90" style:font-style-asian="normal" style:font-style-complex="normal"/>
    </style:style>
    <style:style style:name="T36" style:family="text">
      <style:text-properties style:font-name="FreeSans" fo:font-style="normal" style:text-underline-style="none" officeooo:rsid="0031d238" style:font-style-asian="normal" style:font-style-complex="normal"/>
    </style:style>
    <style:style style:name="T37" style:family="text">
      <style:text-properties style:font-name="FreeSans" fo:font-style="normal" style:text-underline-style="solid" style:text-underline-width="auto" style:text-underline-color="font-color" officeooo:rsid="001f7afd" style:font-style-asian="normal" style:font-style-complex="normal"/>
    </style:style>
    <style:style style:name="T38" style:family="text">
      <style:text-properties style:font-name="FreeSans" fo:font-style="normal" style:text-underline-style="solid" style:text-underline-width="auto" style:text-underline-color="font-color" officeooo:rsid="00214601" style:font-style-asian="normal" style:font-style-complex="normal"/>
    </style:style>
    <style:style style:name="T39" style:family="text">
      <style:text-properties style:font-name="FreeSans" fo:font-style="normal" style:text-underline-style="solid" style:text-underline-width="auto" style:text-underline-color="font-color" officeooo:rsid="00297e59" style:font-style-asian="normal" style:font-style-complex="normal"/>
    </style:style>
    <style:style style:name="T40" style:family="text">
      <style:text-properties style:font-name="FreeSans" fo:font-style="normal" style:text-underline-style="solid" style:text-underline-width="auto" style:text-underline-color="font-color" officeooo:rsid="003935b9" style:font-style-asian="normal" style:font-style-complex="normal"/>
    </style:style>
    <style:style style:name="T41" style:family="text">
      <style:text-properties style:font-name="FreeSans" fo:font-style="normal" style:text-underline-style="solid" style:text-underline-width="auto" style:text-underline-color="font-color" officeooo:rsid="002c5da1" style:font-style-asian="normal" style:font-style-complex="normal"/>
    </style:style>
    <style:style style:name="T42" style:family="text">
      <style:text-properties style:font-name="FreeSans" fo:font-style="normal" style:text-underline-style="solid" style:text-underline-width="auto" style:text-underline-color="font-color" officeooo:rsid="002c69d1" style:font-style-asian="normal" style:font-style-complex="normal"/>
    </style:style>
    <style:style style:name="T43" style:family="text">
      <style:text-properties style:font-name="FreeSans" fo:font-style="italic" style:text-underline-style="none" officeooo:rsid="002a2bf2" style:font-style-asian="italic" style:font-style-complex="italic"/>
    </style:style>
    <style:style style:name="T44" style:family="text">
      <style:text-properties style:font-name="FreeSans" fo:font-style="italic" style:text-underline-style="none" officeooo:rsid="002a3761" style:font-style-asian="italic" style:font-style-complex="italic"/>
    </style:style>
    <style:style style:name="T45" style:family="text">
      <style:text-properties style:font-name="FreeSans" fo:font-style="italic" style:text-underline-style="none" officeooo:rsid="002a7ed7" style:font-style-asian="italic" style:font-style-complex="italic"/>
    </style:style>
    <style:style style:name="T46" style:family="text">
      <style:text-properties style:font-name="FreeSans" fo:font-style="italic" style:text-underline-style="none" officeooo:rsid="002ad461" style:font-style-asian="italic" style:font-style-complex="italic"/>
    </style:style>
    <style:style style:name="T47" style:family="text">
      <style:text-properties style:font-name="FreeSans" fo:font-style="italic" style:text-underline-style="none" officeooo:rsid="002c5da1" style:font-style-asian="italic" style:font-style-complex="italic"/>
    </style:style>
    <style:style style:name="T48" style:family="text">
      <style:text-properties style:font-name="FreeSans" fo:font-style="italic" style:text-underline-style="none" officeooo:rsid="00199cec" style:font-style-asian="italic" style:font-style-complex="italic"/>
    </style:style>
    <style:style style:name="T49" style:family="text">
      <style:text-properties style:font-name="FreeSans" fo:font-style="italic" style:text-underline-style="none" officeooo:rsid="001afeba" style:font-style-asian="italic" style:font-style-complex="italic"/>
    </style:style>
    <style:style style:name="T50" style:family="text">
      <style:text-properties style:font-name="FreeSans" fo:font-style="italic" style:text-underline-style="none" officeooo:rsid="001b8a9b" style:font-style-asian="italic" style:font-style-complex="italic"/>
    </style:style>
    <style:style style:name="T51" style:family="text">
      <style:text-properties style:font-name="FreeSans" fo:font-style="italic" style:text-underline-style="none" officeooo:rsid="001cd9ab" style:font-style-asian="italic" style:font-style-complex="italic"/>
    </style:style>
    <style:style style:name="T52" style:family="text">
      <style:text-properties style:font-name="FreeSans" fo:font-style="italic" style:text-underline-style="none" officeooo:rsid="001da572" style:font-style-asian="italic" style:font-style-complex="italic"/>
    </style:style>
    <style:style style:name="T53" style:family="text">
      <style:text-properties style:font-name="FreeSans" fo:font-style="italic" style:text-underline-style="none" officeooo:rsid="001f7afd" style:font-style-asian="italic" style:font-style-complex="italic"/>
    </style:style>
    <style:style style:name="T54" style:family="text">
      <style:text-properties style:font-name="FreeSans" fo:font-style="italic" style:text-underline-style="none" officeooo:rsid="002f12f2" style:font-style-asian="italic" style:font-style-complex="italic"/>
    </style:style>
    <style:style style:name="T55" style:family="text">
      <style:text-properties style:font-name="FreeSans" fo:font-style="italic" style:text-underline-style="none" officeooo:rsid="002fd195" style:font-style-asian="italic" style:font-style-complex="italic"/>
    </style:style>
    <style:style style:name="T56" style:family="text">
      <style:text-properties style:font-name="FreeSans" fo:font-style="italic" style:text-underline-style="none" officeooo:rsid="00302a12" style:font-style-asian="italic" style:font-style-complex="italic"/>
    </style:style>
    <style:style style:name="T57" style:family="text">
      <style:text-properties style:font-name="FreeSans" style:text-underline-style="solid" style:text-underline-width="auto" style:text-underline-color="font-color" officeooo:rsid="00199cec"/>
    </style:style>
    <style:style style:name="T58" style:family="text">
      <style:text-properties style:font-name="FreeSans" style:text-underline-style="none" officeooo:rsid="00199cec"/>
    </style:style>
    <style:style style:name="T59" style:family="text">
      <style:text-properties style:font-name="FreeSans" style:text-underline-style="none" officeooo:rsid="002f12f2"/>
    </style:style>
    <style:style style:name="T60" style:family="text">
      <style:text-properties style:font-name="sans-serif" fo:font-size="12pt" style:text-underline-style="none" officeooo:rsid="00199cec"/>
    </style:style>
    <style:style style:name="T61" style:family="text">
      <style:text-properties style:font-name="sans-serif" fo:font-size="12pt" fo:font-style="italic" style:text-underline-style="none" style:font-style-asian="italic" style:font-style-complex="italic"/>
    </style:style>
    <style:style style:name="T62" style:family="text">
      <style:text-properties style:font-name="sans-serif" fo:font-size="12pt" fo:font-style="italic" style:text-underline-style="none" officeooo:rsid="00199cec" style:font-style-asian="italic" style:font-style-complex="italic"/>
    </style:style>
    <style:style style:name="T63" style:family="text">
      <style:text-properties style:font-name="sans-serif" fo:font-size="12pt" fo:font-style="italic" style:font-style-asian="italic" style:font-style-complex="italic"/>
    </style:style>
    <style:style style:name="T64" style:family="text">
      <style:text-properties style:font-name="sans-serif" fo:font-size="12pt" fo:font-style="italic" style:text-underline-style="solid" style:text-underline-width="auto" style:text-underline-color="font-color" officeooo:rsid="003b8bf2" style:font-style-asian="italic" style:font-style-complex="italic"/>
    </style:style>
    <style:style style:name="T65" style:family="text">
      <style:text-properties style:font-name="sans-serif" fo:font-size="12pt" fo:font-style="normal" style:font-style-asian="normal" style:font-style-complex="normal"/>
    </style:style>
    <style:style style:name="T66" style:family="text">
      <style:text-properties style:font-name="sans-serif" fo:font-size="12pt" fo:font-style="normal" officeooo:rsid="00199cec" style:font-style-asian="normal" style:font-style-complex="normal"/>
    </style:style>
    <style:style style:name="T67" style:family="text">
      <style:text-properties style:font-name="sans-serif" fo:font-size="12pt" fo:font-style="normal" style:text-underline-style="none" style:font-style-asian="normal" style:font-style-complex="normal"/>
    </style:style>
    <style:style style:name="T68" style:family="text">
      <style:text-properties style:font-name="sans-serif" fo:font-size="12pt" fo:font-style="normal" style:text-underline-style="none" officeooo:rsid="00199cec" style:font-style-asian="normal" style:font-style-complex="normal"/>
    </style:style>
    <style:style style:name="T69" style:family="text">
      <style:text-properties style:font-name="monospace" fo:font-size="10.5pt" fo:font-style="italic" style:text-underline-style="none" style:font-style-asian="italic" style:font-style-complex="italic"/>
    </style:style>
    <style:style style:name="T70" style:family="text">
      <style:text-properties style:font-name="monospace" fo:font-size="10.5pt" fo:font-style="italic" style:text-underline-style="none" officeooo:rsid="00199cec" style:font-style-asian="italic" style:font-style-complex="italic"/>
    </style:style>
    <style:style style:name="T71" style:family="text">
      <style:text-properties style:font-name="monospace" fo:font-size="10.5pt" fo:font-style="italic" style:font-style-asian="italic" style:font-style-complex="italic"/>
    </style:style>
    <style:style style:name="T72" style:family="text">
      <style:text-properties style:text-underline-style="solid" style:text-underline-width="auto" style:text-underline-color="font-color" officeooo:rsid="003a9ba3"/>
    </style:style>
    <style:style style:name="T73" style:family="text">
      <style:text-properties officeooo:rsid="003a9b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blig 3 – Signals, Variables and Process Sensivity</text:p>
      <text:p text:style-name="P2"/>
      <text:p text:style-name="P7"><text:span text:style-name="T57">Task a: </text:span></text:p>
      <text:p text:style-name="P10"><text:span text:style-name="T58">Upon simulating the entity </text:span><text:span text:style-name="T48">delay</text:span><text:span text:style-name="T58">, we see that the signal of </text:span><text:span text:style-name="T48">out_data </text:span><text:span text:style-name="T24">is not updated until after 450 ns have passed. The main reason for this so called ‘delay’ in the change of the signal </text:span><text:span text:style-name="T25">is caused by</text:span><text:span text:style-name="T24"> the rules </text:span><text:span text:style-name="T26">according to</text:span><text:span text:style-name="T24"> which signals are updated in simulation in VHDL. </text:span><text:span text:style-name="T25">One of those rules clearly states that signals are updated once in </text:span><text:span text:style-name="T31">during a</text:span><text:span text:style-name="T25"> process invocation, and only at the exit of </text:span><text:span text:style-name="T31">the</text:span><text:span text:style-name="T25"> process. <text:s/>If we inspect the sensivity list of the </text:span><text:span text:style-name="T49">delay</text:span><text:span text:style-name="T25"> entity and its testbench, we see that </text:span><text:span text:style-name="T27">a new process is triggered by the changes to either the clock signal </text:span><text:span text:style-name="T50">mclk </text:span><text:span text:style-name="T27">or the reset signal </text:span><text:span text:style-name="T50">rst_n. </text:span><text:span text:style-name="T28">For the first 100 ns </text:span><text:span text:style-name="T51">rst_n </text:span><text:span text:style-name="T28">holds the value ‘0’, before chaning to ‘1’ , </text:span><text:span text:style-name="T29">meaning that upon the exit of the second process, signals</text:span><text:span text:style-name="T52"> data1, data3 </text:span><text:span text:style-name="T29">and</text:span><text:span text:style-name="T52"> data5, </text:span><text:span text:style-name="T29">and variables </text:span><text:span text:style-name="T52">data2 </text:span><text:span text:style-name="T29">and</text:span><text:span text:style-name="T52"> data4</text:span><text:span text:style-name="T29"> <text:s/></text:span><text:span text:style-name="T26">are no longer assigned value ‘00000000’. The process then runs for another 1</text:span><text:span text:style-name="T29">00 ns before </text:span><text:span text:style-name="T52">indata</text:span><text:span text:style-name="T29"> changes to ‘11111111’, </text:span><text:span text:style-name="T26">but the clock signal is on the falling egde at this particular moment, meaning that the simulation has to run for another 50 ns before any changes to </text:span><text:span text:style-name="T53">data1 </text:span><text:span text:style-name="T26">signal can be applied. <text:s/>Upon reaching the 250 ns marker, a simultanous assignment of values takes place in the simulation, where</text:span><text:span text:style-name="T53"> signal data1</text:span><text:span text:style-name="T26"> is assigned the value of</text:span><text:span text:style-name="T53"> indata</text:span><text:span text:style-name="T26">, <text:s/>and variable</text:span><text:span text:style-name="T53"> data2</text:span><text:span text:style-name="T26"> is assigned the value of</text:span><text:span text:style-name="T53"> data1</text:span><text:span text:style-name="T26">. Then at 350 ns, at the exit of the seventh process, signal</text:span><text:span text:style-name="T53"> data3 </text:span><text:span text:style-name="T26">receives the value stored in variable</text:span><text:span text:style-name="T53"> data2</text:span><text:span text:style-name="T26">, and variable</text:span><text:span text:style-name="T53"> data4 </text:span><text:span text:style-name="T26">is given the value of </text:span><text:span text:style-name="T53">data3. </text:span><text:span text:style-name="T26">Finally, after 450 ns, at the exit of the ninth process, the value of variable </text:span><text:span text:style-name="T53">data4</text:span><text:span text:style-name="T26"> is assigned to signal </text:span><text:span text:style-name="T53">data5</text:span><text:span text:style-name="T26"> at the rising edge of the clock, and the value is then given to </text:span><text:span text:style-name="T53">out</text:span><text:span text:style-name="T26">_</text:span><text:span text:style-name="T53">data.</text:span></text:p>
      <text:p text:style-name="P4"/>
      <text:p text:style-name="P8"><text:span text:style-name="T37">T</text:span><text:span text:style-name="T38">ask b: </text:span></text:p>
      <text:p text:style-name="P3"><text:span text:style-name="T14">After applying the changes to both the enitity </text:span><text:span text:style-name="T4">delay</text:span><text:span text:style-name="T14"> and its testbench</text:span><text:span text:style-name="T4"> tb_delay</text:span><text:span text:style-name="T14">, the </text:span><text:span text:style-name="T4">out_data</text:span><text:span text:style-name="T14"> signal is undefind for the first 50 ns, because all variables have been replaced with signals. This means that any update to any singal in the simulation will happen at the exit of a process, and not immediately as is the case for variables. Hence, since the first process exits at 50 ns, the </text:span><text:span text:style-name="T4">out_data</text:span><text:span text:style-name="T14"> signal will remain undefined for the duration od the first process. </text:span><text:span text:style-name="T15">The next change in the </text:span><text:span text:style-name="T5">out_data</text:span><text:span text:style-name="T15"> happens at 750 ns, because the first change in </text:span><text:span text:style-name="T5">in_data</text:span><text:span text:style-name="T15"> does not happen until after 300 ns have passed. This change is, however, applied at the falling edge of the clock, hence the new value of </text:span><text:span text:style-name="T5">in_data</text:span><text:span text:style-name="T15"> is assigned to </text:span><text:span text:style-name="T5">data1</text:span><text:span text:style-name="T15"> signal at the exit of the seventh process, when the clk </text:span><text:soft-page-break/><text:span text:style-name="T15">is at the rising egde again. Since the process only contains signals, the value of </text:span><text:span text:style-name="T5">in_data</text:span><text:span text:style-name="T15"> assigned to</text:span><text:span text:style-name="T5"> data1</text:span><text:span text:style-name="T15"> will be assigned to each consecutive</text:span><text:span text:style-name="T5"> data</text:span><text:span text:style-name="T15"> signal after 100 ns. This means that it will take </text:span><text:span text:style-name="T16">4</text:span><text:span text:style-name="T15">00 ns before the value of</text:span><text:span text:style-name="T5"> in_data</text:span><text:span text:style-name="T15"> will show in the</text:span><text:span text:style-name="T5"> out_data</text:span><text:span text:style-name="T15">. </text:span><text:span text:style-name="T16">This is also true for the change in</text:span><text:span text:style-name="T6"> in_data</text:span><text:span text:style-name="T16"> at 450 ns, when</text:span><text:span text:style-name="T6"> in_data</text:span><text:span text:style-name="T16"> receives the value “00001111”, which is visible at the output at 850 ns </text:span><text:span text:style-name="T17">(the last change in </text:span><text:span text:style-name="T7">out_data</text:span><text:span text:style-name="T17">).</text:span></text:p>
      <text:p text:style-name="P3"/>
      <text:p text:style-name="P12"><text:span text:style-name="T39">Task c: </text:span></text:p>
      <text:p text:style-name="P12"><text:span text:style-name="T19">In the case presented in this task, the entity </text:span><text:span text:style-name="T43">variabled_vs_signals</text:span><text:span text:style-name="T19"> has a sensitivity list which contains the signals </text:span><text:span text:style-name="T43">indata, sig1 </text:span><text:span text:style-name="T19">and </text:span><text:span text:style-name="T43">sig2, </text:span><text:span text:style-name="T20">meaning that a process will be triggered be the change of one or more of those signals . If we inspect the process in the architecture of the entity, we will see that all the signals are updated in parallell. In a situation like that the last assignment of values is the valid one, meaning that in our case, </text:span><text:span text:style-name="T44">sig1 </text:span><text:span text:style-name="T20">will be changed to </text:span><text:span text:style-name="T44">not var1, </text:span><text:span text:style-name="T20">while </text:span><text:span text:style-name="T44">sig2 </text:span><text:span text:style-name="T20">will receive value </text:span><text:span text:style-name="T44">not indata</text:span><text:span text:style-name="T20">. Signal </text:span><text:span text:style-name="T44">outdata(3 downto 2)</text:span><text:span text:style-name="T20"> will be updated to value ‘10’ at the exit of the process, which is the same value as </text:span><text:span text:style-name="T44">outdata(7 downto 6) </text:span><text:span text:style-name="T21">receives. This happens because both values are assigned value </text:span><text:span text:style-name="T45">sig2 &amp; sig1</text:span><text:span text:style-name="T21">. </text:span><text:span text:style-name="T22">The value of signal </text:span><text:span text:style-name="T46">outdata(5 downto 4)</text:span><text:span text:style-name="T22"> is however opposite of the value of </text:span><text:span text:style-name="T46">outdata(1 downto 0)</text:span><text:span text:style-name="T22">, because both signals receive values built from variable values. </text:span><text:span text:style-name="T23">It is common knowlegde that variables are updated immediately, without being dependant on the process. This simply means that the when the variables </text:span><text:span text:style-name="T47">var1 </text:span><text:span text:style-name="T23">and </text:span><text:span text:style-name="T47">var2 </text:span><text:span text:style-name="T23">are changed to not values of themselves, these opposite values will be assigned to each of the respective sub-vectors of the signal </text:span><text:span text:style-name="T47">outdata</text:span><text:span text:style-name="T23">.</text:span></text:p>
      <text:p text:style-name="P6"/>
      <text:p text:style-name="P12"><text:span text:style-name="T41">T</text:span><text:span text:style-name="T42">ask d: </text:span></text:p>
      <text:p text:style-name="P12"><text:span text:style-name="T59">The value of </text:span><text:span text:style-name="T54">outdata(7 downto 6) </text:span><text:span text:style-name="T32">and </text:span><text:span text:style-name="T54">outdata(3 downto 2) </text:span><text:span text:style-name="T33">differ from those in task c, because the removal og signal </text:span><text:span text:style-name="T55">sig1</text:span><text:span text:style-name="T33"> and </text:span><text:span text:style-name="T55">sig2</text:span><text:span text:style-name="T33"> <text:s/>leads to the invocation of a new process only when a change is applied to the </text:span><text:span text:style-name="T55">indata </text:span><text:span text:style-name="T33">signal. </text:span><text:span text:style-name="T34">So when the simulation starts, both </text:span><text:span text:style-name="T56">outdata</text:span><text:span text:style-name="T34"> sub-vectors will be undefined for te</text:span><text:span text:style-name="T35">h</text:span><text:span text:style-name="T34"> first 100 ns, until </text:span><text:span text:style-name="T56">indata</text:span><text:span text:style-name="T34"> receives value ‘1’. </text:span><text:span text:style-name="T56"><text:s/></text:span><text:span text:style-name="T34">The values of</text:span><text:span text:style-name="T56"> outdata(7 downto 6)</text:span><text:span text:style-name="T34"> and</text:span><text:span text:style-name="T56"> outdata(3 downto 2)</text:span><text:span text:style-name="T34"> <text:s/></text:span><text:span text:style-name="T36">will be </text:span><text:span text:style-name="T35">then </text:span><text:span text:style-name="T36">the same as during the first 100 ns of the simulation in task c. </text:span><text:span text:style-name="T34"><text:s/></text:span></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56942" officeooo:paragraph-rsid="003569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regor Kajd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22:48:35.467911826</meta:creation-date>
    <dc:date>2023-02-16T23:04:49.217836014</dc:date>
    <meta:editing-duration>PT3H46M9S</meta:editing-duration>
    <meta:editing-cycles>34</meta:editing-cycles>
    <meta:generator>LibreOffice/7.5.0.3$Linux_X86_64 LibreOffice_project/50$Build-3</meta:generator>
    <meta:document-statistic meta:table-count="0" meta:image-count="0" meta:object-count="0" meta:page-count="2" meta:paragraph-count="10" meta:word-count="827" meta:character-count="4611" meta:non-whitespace-character-count="3780"/>
  </office:meta>
</office:document-meta>
</file>